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d9f" officeooo:paragraph-rsid="001b3d9f"/>
    </style:style>
    <style:style style:name="P2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officeooo:rsid="001b3d9f" officeooo:paragraph-rsid="001b3d9f"/>
    </style:style>
    <style:style style:name="T1" style:family="text">
      <style:text-properties officeooo:rsid="001b3d9f"/>
    </style:style>
    <style:style style:name="T2" style:family="text">
      <style:text-properties fo:color="#47a2e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47ccb1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d4d4d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e6e6aa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4dbf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cc85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4cda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4fc1ff" loext:opacity="100%" style:font-name="JetBrains Mono" fo:font-size="10pt" fo:font-style="italic" fo:font-weight="bold" style:font-size-asian="10pt" style:font-style-asian="italic" style:font-weight-asian="bold"/>
    </style:style>
    <style:style style:name="T11" style:family="text">
      <style:text-properties fo:color="#4fc1ff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cd9069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Programação Modular – Exercício de Nivelamento 00</text:span></text:p>
      <text:p text:style-name="Standard"/>
      <text:p text:style-name="P1">Questão 01 -</text:p>
      <text:p text:style-name="P1"/>
      <text:p text:style-name="P2"><text:span text:style-name="T2">package </text:span><text:span text:style-name="T3">exercicios.Nivelamento</text:span><text:span text:style-name="T4">;</text:span><text:line-break/><text:line-break/><text:span text:style-name="T2">import </text:span><text:span text:style-name="T3">java.io.BufferedReader</text:span><text:span text:style-name="T4">;</text:span><text:line-break/><text:span text:style-name="T2">import </text:span><text:span text:style-name="T3">java.io.InputStreamReader</text:span><text:span text:style-name="T4">;</text:span><text:line-break/><text:line-break/><text:span text:style-name="T2">public class </text:span><text:span text:style-name="T3">Questao01 </text:span><text:span text:style-name="T4">{</text:span><text:line-break/><text:span text:style-name="T4"> <text:s text:c="3"/></text:span><text:span text:style-name="T2">public static void </text:span><text:span text:style-name="T5">main</text:span><text:span text:style-name="T4">(</text:span><text:span text:style-name="T3">String[] </text:span><text:span text:style-name="T6">args</text:span><text:span text:style-name="T4">) {</text:span><text:line-break/><text:span text:style-name="T4"> <text:s text:c="7"/></text:span><text:span text:style-name="T2">int </text:span><text:span text:style-name="T6">largura </text:span><text:span text:style-name="T4">= </text:span><text:span text:style-name="T7">readNumber</text:span><text:span text:style-name="T4">();</text:span><text:line-break/><text:span text:style-name="T4"> <text:s text:c="7"/></text:span><text:span text:style-name="T2">int </text:span><text:span text:style-name="T6">altura </text:span><text:span text:style-name="T4">= </text:span><text:span text:style-name="T7">readNumber</text:span><text:span text:style-name="T4">();</text:span><text:line-break/><text:line-break/><text:span text:style-name="T4"> <text:s text:c="7"/></text:span><text:span text:style-name="T7">printCloseLines</text:span><text:span text:style-name="T4">(</text:span><text:span text:style-name="T6">largura</text:span><text:span text:style-name="T4">);</text:span><text:line-break/><text:span text:style-name="T4"> <text:s text:c="7"/></text:span><text:span text:style-name="T7">printEmptyLines</text:span><text:span text:style-name="T4">(</text:span><text:span text:style-name="T6">altura</text:span><text:span text:style-name="T4">, </text:span><text:span text:style-name="T6">largura</text:span><text:span text:style-name="T4">);</text:span><text:line-break/><text:span text:style-name="T4"> <text:s text:c="7"/></text:span><text:span text:style-name="T7">printCloseLines</text:span><text:span text:style-name="T4">(</text:span><text:span text:style-name="T6">largura</text:span><text:span text:style-name="T4">);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printEmptyLines</text:span><text:span text:style-name="T4">(</text:span><text:span text:style-name="T2">int </text:span><text:span text:style-name="T6">altura</text:span><text:span text:style-name="T4">, </text:span><text:span text:style-name="T2">int </text:span><text:span text:style-name="T6">largura</text:span><text:span text:style-name="T4">) {</text:span><text:line-break/><text:span text:style-name="T4"> <text:s text:c="7"/></text:span><text:span text:style-name="T8">for 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6">altura </text:span><text:span text:style-name="T4">-</text:span><text:span text:style-name="T9">2</text:span><text:span text:style-name="T4">; </text:span><text:span text:style-name="T6">i</text:span><text:span text:style-name="T4">++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12">"X"</text:span><text:span text:style-name="T4">);</text:span><text:line-break/><text:span text:style-name="T4"> <text:s text:c="11"/></text:span><text:span text:style-name="T8">for </text:span><text:span text:style-name="T4">(</text:span><text:span text:style-name="T2">int </text:span><text:span text:style-name="T6">j </text:span><text:span text:style-name="T4">= </text:span><text:span text:style-name="T9">0</text:span><text:span text:style-name="T4">; </text:span><text:span text:style-name="T6">j </text:span><text:span text:style-name="T4">&lt; </text:span><text:span text:style-name="T6">largura </text:span><text:span text:style-name="T4">-</text:span><text:span text:style-name="T9">2</text:span><text:span text:style-name="T4">; </text:span><text:span text:style-name="T6">j</text:span><text:span text:style-name="T4">++) {</text:span><text:line-break/><text:span text:style-name="T4"> <text:s text:c="15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12">" "</text:span><text:span text:style-name="T4">);</text:span><text:line-break/><text:span text:style-name="T4"> <text:s text:c="11"/>}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12">"X"</text:span><text:span text:style-name="T4">);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printCloseLines</text:span><text:span text:style-name="T4">(</text:span><text:span text:style-name="T2">int </text:span><text:span text:style-name="T6">largura</text:span><text:span text:style-name="T4">) {</text:span><text:line-break/><text:span text:style-name="T4"> <text:s text:c="7"/></text:span><text:span text:style-name="T8">for 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6">largura</text:span><text:span text:style-name="T4">; </text:span><text:span text:style-name="T6">i</text:span><text:span text:style-name="T4">++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12">"X"</text:span><text:span text:style-name="T4">);</text:span><text:line-break/><text:span text:style-name="T4"> <text:s text:c="7"/>}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);</text:span><text:line-break/><text:span text:style-name="T4"> <text:s text:c="3"/>}</text:span><text:line-break/><text:line-break/><text:span text:style-name="T4"> <text:s text:c="3"/></text:span><text:span text:style-name="T2">public static int </text:span><text:span text:style-name="T5">readNumber</text:span><text:span text:style-name="T4">() {</text:span><text:line-break/><text:span text:style-name="T4"> <text:s text:c="7"/></text:span><text:span text:style-name="T8">try </text:span><text:span text:style-name="T4">{</text:span><text:line-break/><text:span text:style-name="T4"> <text:s text:c="11"/></text:span><text:span text:style-name="T3">InputStreamReader </text:span><text:span text:style-name="T6">isr </text:span><text:span text:style-name="T4">= </text:span><text:span text:style-name="T8">new </text:span><text:span text:style-name="T5">InputStreamReader</text:span><text:span text:style-name="T4">(</text:span><text:span text:style-name="T3">System</text:span><text:span text:style-name="T4">.</text:span><text:span text:style-name="T10">in</text:span><text:span text:style-name="T4">);</text:span><text:line-break/><text:span text:style-name="T4"> <text:s text:c="11"/></text:span><text:span text:style-name="T3">BufferedReader </text:span><text:span text:style-name="T6">br </text:span><text:span text:style-name="T4">= </text:span><text:span text:style-name="T8">new </text:span><text:span text:style-name="T5">BufferedReader</text:span><text:span text:style-name="T4">(</text:span><text:span text:style-name="T6">isr</text:span><text:span text:style-name="T4">);</text:span><text:line-break/><text:span text:style-name="T4"> <text:s text:c="11"/></text:span><text:span text:style-name="T8">return </text:span><text:span text:style-name="T3">Integer</text:span><text:span text:style-name="T4">.</text:span><text:span text:style-name="T7">parseInt</text:span><text:span text:style-name="T4">(</text:span><text:span text:style-name="T6">br</text:span><text:span text:style-name="T4">.</text:span><text:span text:style-name="T5">readLine</text:span><text:span text:style-name="T4">());</text:span><text:line-break/><text:span text:style-name="T4"> <text:s text:c="7"/>} </text:span><text:span text:style-name="T8">catch </text:span><text:span text:style-name="T4">(</text:span><text:span text:style-name="T3">Exception </text:span><text:span text:style-name="T6">ex</text:span><text:span text:style-name="T4">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Número invalido, digite novamente"</text:span><text:span text:style-name="T4">);</text:span><text:line-break/><text:span text:style-name="T4"> <text:s text:c="11"/></text:span><text:span text:style-name="T8">return </text:span><text:span text:style-name="T7">readNumber</text:span><text:span text:style-name="T4">();</text:span><text:line-break/><text:span text:style-name="T4"> <text:s text:c="7"/>}</text:span><text:line-break/><text:span text:style-name="T4"> <text:s text:c="3"/>}</text:span><text:line-break/><text:span text:style-name="T4">}</text:span><text:line-break/></text:p>
      <text:p text:style-name="P1"/>
      <text:p text:style-name="P1">Questão 02 - </text:p>
      <text:p text:style-name="P1"/>
      <text:p text:style-name="P2"><text:span text:style-name="T2">package </text:span><text:span text:style-name="T3">exercicios.Nivelamento</text:span><text:span text:style-name="T4">;</text:span><text:line-break/><text:line-break/><text:span text:style-name="T2">import </text:span><text:span text:style-name="T3">java.io.BufferedReader</text:span><text:span text:style-name="T4">;</text:span><text:line-break/><text:span text:style-name="T2">import </text:span><text:span text:style-name="T3">java.io.InputStreamReader</text:span><text:span text:style-name="T4">;</text:span><text:line-break/><text:line-break/><text:span text:style-name="T2">public class </text:span><text:span text:style-name="T3">Questao02 </text:span><text:span text:style-name="T4">{</text:span><text:line-break/><text:line-break/><text:soft-page-break/><text:span text:style-name="T4"> <text:s text:c="3"/></text:span><text:span text:style-name="T2">public static void </text:span><text:span text:style-name="T5">main</text:span><text:span text:style-name="T4">(</text:span><text:span text:style-name="T3">String[] </text:span><text:span text:style-name="T6">args</text:span><text:span text:style-name="T4">) {</text:span><text:line-break/><text:span text:style-name="T4"> <text:s text:c="7"/></text:span><text:span text:style-name="T7">menuProgram</text:span><text:span text:style-name="T4">();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menuProgram</text:span><text:span text:style-name="T4">() {</text:span><text:line-break/><text:span text:style-name="T4"> <text:s text:c="7"/></text:span><text:span text:style-name="T7">printMenu</text:span><text:span text:style-name="T4">();</text:span><text:line-break/><text:span text:style-name="T4"> <text:s text:c="7"/></text:span><text:span text:style-name="T2">int </text:span><text:span text:style-name="T6">opcode </text:span><text:span text:style-name="T4">= </text:span><text:span text:style-name="T3">Questao01</text:span><text:span text:style-name="T4">.</text:span><text:span text:style-name="T7">readNumber</text:span><text:span text:style-name="T4">(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==================================="</text:span><text:span text:style-name="T4">);</text:span><text:line-break/><text:span text:style-name="T4"> <text:s text:c="7"/></text:span><text:span text:style-name="T8">switch </text:span><text:span text:style-name="T4">(</text:span><text:span text:style-name="T6">opcode</text:span><text:span text:style-name="T4">) {</text:span><text:line-break/><text:span text:style-name="T4"> <text:s text:c="11"/></text:span><text:span text:style-name="T8">case </text:span><text:span text:style-name="T9">1</text:span><text:span text:style-name="T4">:</text:span><text:line-break/><text:span text:style-name="T4"> <text:s text:c="15"/></text:span><text:span text:style-name="T7">sumTwoNumbers</text:span><text:span text:style-name="T4">();</text:span><text:line-break/><text:span text:style-name="T4"> <text:s text:c="15"/></text:span><text:span text:style-name="T7">menuProgram</text:span><text:span text:style-name="T4">();</text:span><text:line-break/><text:span text:style-name="T4"> <text:s text:c="11"/></text:span><text:span text:style-name="T8">case </text:span><text:span text:style-name="T9">2</text:span><text:span text:style-name="T4">:</text:span><text:line-break/><text:span text:style-name="T4"> <text:s text:c="15"/></text:span><text:span text:style-name="T7">greatherThan</text:span><text:span text:style-name="T4">();</text:span><text:line-break/><text:span text:style-name="T4"> <text:s text:c="15"/></text:span><text:span text:style-name="T7">menuProgram</text:span><text:span text:style-name="T4">();</text:span><text:line-break/><text:span text:style-name="T4"> <text:s text:c="11"/></text:span><text:span text:style-name="T8">case </text:span><text:span text:style-name="T9">3</text:span><text:span text:style-name="T4">:</text:span><text:line-break/><text:span text:style-name="T4"> <text:s text:c="15"/></text:span><text:span text:style-name="T7">sumNNumbers</text:span><text:span text:style-name="T4">();</text:span><text:line-break/><text:span text:style-name="T4"> <text:s text:c="15"/></text:span><text:span text:style-name="T7">menuProgram</text:span><text:span text:style-name="T4">();</text:span><text:line-break/><text:span text:style-name="T4"> <text:s text:c="11"/></text:span><text:span text:style-name="T8">case </text:span><text:span text:style-name="T9">4</text:span><text:span text:style-name="T4">:</text:span><text:line-break/><text:span text:style-name="T4"> <text:s text:c="15"/></text:span><text:span text:style-name="T7">pairNumbers</text:span><text:span text:style-name="T4">();</text:span><text:line-break/><text:span text:style-name="T4"> <text:s text:c="15"/></text:span><text:span text:style-name="T7">menuProgram</text:span><text:span text:style-name="T4">();</text:span><text:line-break/><text:span text:style-name="T4"> <text:s text:c="11"/></text:span><text:span text:style-name="T8">case </text:span><text:span text:style-name="T9">0</text:span><text:span text:style-name="T4">:</text:span><text:line-break/><text:span text:style-name="T4"> <text:s text:c="15"/></text:span><text:span text:style-name="T3">System</text:span><text:span text:style-name="T4">.</text:span><text:span text:style-name="T7">exit</text:span><text:span text:style-name="T4">(</text:span><text:span text:style-name="T9">0</text:span><text:span text:style-name="T4">);</text:span><text:line-break/><text:span text:style-name="T4"> <text:s text:c="11"/></text:span><text:span text:style-name="T8">default</text:span><text:span text:style-name="T4">:</text:span><text:line-break/><text:span text:style-name="T4"> <text:s text:c="15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Opção Invalida"</text:span><text:span text:style-name="T4">);</text:span><text:line-break/><text:span text:style-name="T4"> <text:s text:c="15"/></text:span><text:span text:style-name="T7">menuProgram</text:span><text:span text:style-name="T4">(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pairNumbers</text:span><text:span text:style-name="T4">() {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Digite uma sequência de numeros separados por espaço: "</text:span><text:span text:style-name="T4">);</text:span><text:line-break/><text:span text:style-name="T4"> <text:s text:c="7"/></text:span><text:span text:style-name="T3">String </text:span><text:span text:style-name="T6">sequencia </text:span><text:span text:style-name="T4">= </text:span><text:span text:style-name="T7">readLine</text:span><text:span text:style-name="T4">();</text:span><text:line-break/><text:span text:style-name="T4"> <text:s text:c="7"/></text:span><text:span text:style-name="T3">String[] </text:span><text:span text:style-name="T6">numeros </text:span><text:span text:style-name="T4">= </text:span><text:span text:style-name="T6">sequencia</text:span><text:span text:style-name="T4">.</text:span><text:span text:style-name="T5">split</text:span><text:span text:style-name="T4">(</text:span><text:span text:style-name="T12">" "</text:span><text:span text:style-name="T4">);</text:span><text:line-break/><text:span text:style-name="T4"> <text:s text:c="7"/></text:span><text:span text:style-name="T2">int </text:span><text:span text:style-name="T6">contador </text:span><text:span text:style-name="T4">= </text:span><text:span text:style-name="T9">0</text:span><text:span text:style-name="T4">;</text:span><text:line-break/><text:span text:style-name="T4"> <text:s text:c="7"/></text:span><text:span text:style-name="T8">for 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6">numeros</text:span><text:span text:style-name="T4">.</text:span><text:span text:style-name="T11">length</text:span><text:span text:style-name="T4">; </text:span><text:span text:style-name="T6">i</text:span><text:span text:style-name="T4">++) {</text:span><text:line-break/><text:span text:style-name="T4"> <text:s text:c="11"/></text:span><text:span text:style-name="T2">int </text:span><text:span text:style-name="T6">number </text:span><text:span text:style-name="T4">= </text:span><text:span text:style-name="T7">numberTransform</text:span><text:span text:style-name="T4">(</text:span><text:span text:style-name="T6">numeros</text:span><text:span text:style-name="T4">[</text:span><text:span text:style-name="T6">i</text:span><text:span text:style-name="T4">]);</text:span><text:line-break/><text:span text:style-name="T4"> <text:s text:c="11"/></text:span><text:span text:style-name="T6">numeros</text:span><text:span text:style-name="T4">[</text:span><text:span text:style-name="T6">i</text:span><text:span text:style-name="T4">] = </text:span><text:span text:style-name="T3">String</text:span><text:span text:style-name="T4">.</text:span><text:span text:style-name="T7">valueOf</text:span><text:span text:style-name="T4">(</text:span><text:span text:style-name="T6">number</text:span><text:span text:style-name="T4">);</text:span><text:line-break/><text:span text:style-name="T4"> <text:s text:c="11"/></text:span><text:span text:style-name="T8">if </text:span><text:span text:style-name="T4">(</text:span><text:span text:style-name="T6">number </text:span><text:span text:style-name="T4">% </text:span><text:span text:style-name="T9">2 </text:span><text:span text:style-name="T4">== </text:span><text:span text:style-name="T9">0</text:span><text:span text:style-name="T4">) {</text:span><text:line-break/><text:span text:style-name="T4"> <text:s text:c="15"/></text:span><text:span text:style-name="T6">contador</text:span><text:span text:style-name="T4">++;</text:span><text:line-break/><text:span text:style-name="T4"> <text:s text:c="11"/>}</text:span><text:line-break/><text:span text:style-name="T4"> <text:s text:c="7"/>}</text:span><text:line-break/><text:span text:style-name="T4"> <text:s text:c="7"/></text:span><text:span text:style-name="T7">printSequence</text:span><text:span text:style-name="T4">(</text:span><text:span text:style-name="T6">numeros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Essa sequência tem: " </text:span><text:span text:style-name="T4">+ </text:span><text:span text:style-name="T6">contador </text:span><text:span text:style-name="T4">+ </text:span><text:span text:style-name="T12">" números pares"</text:span><text:span text:style-name="T4">);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printSequence</text:span><text:span text:style-name="T4">(</text:span><text:span text:style-name="T3">String[] </text:span><text:span text:style-name="T6">numeros</text:span><text:span text:style-name="T4">) {</text:span><text:line-break/><text:span text:style-name="T4"> <text:s text:c="7"/></text:span><text:span text:style-name="T8">for </text:span><text:span text:style-name="T4">(</text:span><text:span text:style-name="T3">String </text:span><text:span text:style-name="T6">numero </text:span><text:span text:style-name="T4">: </text:span><text:span text:style-name="T6">numeros</text:span><text:span text:style-name="T4">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6">numero</text:span><text:span text:style-name="T4">);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12">" "</text:span><text:span text:style-name="T4">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rivate static int </text:span><text:span text:style-name="T5">numberTransform</text:span><text:span text:style-name="T4">(</text:span><text:span text:style-name="T3">String </text:span><text:span text:style-name="T6">numero</text:span><text:span text:style-name="T4">) {</text:span><text:line-break/><text:span text:style-name="T4"> <text:s text:c="7"/></text:span><text:span text:style-name="T8">try </text:span><text:span text:style-name="T4">{</text:span><text:line-break/><text:span text:style-name="T4"> <text:s text:c="11"/></text:span><text:span text:style-name="T8">return </text:span><text:span text:style-name="T3">Integer</text:span><text:span text:style-name="T4">.</text:span><text:span text:style-name="T7">parseInt</text:span><text:span text:style-name="T4">(</text:span><text:span text:style-name="T6">numero</text:span><text:span text:style-name="T4">);</text:span><text:line-break/><text:span text:style-name="T4"> <text:s text:c="7"/>} </text:span><text:span text:style-name="T8">catch </text:span><text:span text:style-name="T4">(</text:span><text:span text:style-name="T3">Exception </text:span><text:span text:style-name="T6">ex</text:span><text:span text:style-name="T4">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Número: " </text:span><text:span text:style-name="T4">+ </text:span><text:span text:style-name="T6">numero </text:span><text:span text:style-name="T4">+ </text:span><text:span text:style-name="T12">" invalido, digite novamente"</text:span><text:span text:style-name="T4">);</text:span><text:line-break/><text:span text:style-name="T4"> <text:s text:c="11"/></text:span><text:span text:style-name="T8">return </text:span><text:span text:style-name="T3">Questao01</text:span><text:span text:style-name="T4">.</text:span><text:span text:style-name="T7">readNumber</text:span><text:span text:style-name="T4">();</text:span><text:line-break/><text:span text:style-name="T4"> <text:s text:c="7"/>}</text:span><text:line-break/><text:span text:style-name="T4"> <text:s text:c="3"/>}</text:span><text:line-break/><text:soft-page-break/><text:line-break/><text:span text:style-name="T4"> <text:s text:c="3"/></text:span><text:span text:style-name="T2">private static void </text:span><text:span text:style-name="T5">sumNNumbers</text:span><text:span text:style-name="T4">() {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Quantidade de números a serem somados: "</text:span><text:span text:style-name="T4">);</text:span><text:line-break/><text:span text:style-name="T4"> <text:s text:c="7"/></text:span><text:span text:style-name="T2">int </text:span><text:span text:style-name="T6">qnt </text:span><text:span text:style-name="T4">= </text:span><text:span text:style-name="T3">Questao01</text:span><text:span text:style-name="T4">.</text:span><text:span text:style-name="T7">readNumber</text:span><text:span text:style-name="T4">(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Digite o primeiro numero: "</text:span><text:span text:style-name="T4">);</text:span><text:line-break/><text:span text:style-name="T4"> <text:s text:c="7"/></text:span><text:span text:style-name="T2">int </text:span><text:span text:style-name="T6">auxiliar </text:span><text:span text:style-name="T4">= </text:span><text:span text:style-name="T9">0</text:span><text:span text:style-name="T4">;</text:span><text:line-break/><text:span text:style-name="T4"> <text:s text:c="7"/></text:span><text:span text:style-name="T8">for 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6">qnt</text:span><text:span text:style-name="T4">; </text:span><text:span text:style-name="T6">i</text:span><text:span text:style-name="T4">++) {</text:span><text:line-break/><text:span text:style-name="T4"> <text:s text:c="11"/></text:span><text:span text:style-name="T6">auxiliar </text:span><text:span text:style-name="T4">= </text:span><text:span text:style-name="T6">auxiliar </text:span><text:span text:style-name="T4">+ </text:span><text:span text:style-name="T3">Questao01</text:span><text:span text:style-name="T4">.</text:span><text:span text:style-name="T7">readNumber</text:span><text:span text:style-name="T4">();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[" </text:span><text:span text:style-name="T4">+ (</text:span><text:span text:style-name="T6">i </text:span><text:span text:style-name="T4">+ </text:span><text:span text:style-name="T9">2</text:span><text:span text:style-name="T4">) + </text:span><text:span text:style-name="T12">"] Qual valor deve ser somado: "</text:span><text:span text:style-name="T4">);</text:span><text:line-break/><text:span text:style-name="T4"> <text:s text:c="7"/>}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O resultado da soma dos números é: " </text:span><text:span text:style-name="T4">+ </text:span><text:span text:style-name="T6">auxiliar</text:span><text:span text:style-name="T4">);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greatherThan</text:span><text:span text:style-name="T4">() {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Digite o primeiro número: "</text:span><text:span text:style-name="T4">);</text:span><text:line-break/><text:span text:style-name="T4"> <text:s text:c="7"/></text:span><text:span text:style-name="T2">int </text:span><text:span text:style-name="T6">num1 </text:span><text:span text:style-name="T4">= </text:span><text:span text:style-name="T3">Questao01</text:span><text:span text:style-name="T4">.</text:span><text:span text:style-name="T7">readNumber</text:span><text:span text:style-name="T4">(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Digite o segundo número: "</text:span><text:span text:style-name="T4">);</text:span><text:line-break/><text:span text:style-name="T4"> <text:s text:c="7"/></text:span><text:span text:style-name="T2">int </text:span><text:span text:style-name="T6">num2 </text:span><text:span text:style-name="T4">= </text:span><text:span text:style-name="T3">Questao01</text:span><text:span text:style-name="T4">.</text:span><text:span text:style-name="T7">readNumber</text:span><text:span text:style-name="T4">();</text:span><text:line-break/><text:span text:style-name="T4"> <text:s text:c="7"/></text:span><text:span text:style-name="T8">if </text:span><text:span text:style-name="T4">(</text:span><text:span text:style-name="T6">num1 </text:span><text:span text:style-name="T4">&gt;= </text:span><text:span text:style-name="T6">num2</text:span><text:span text:style-name="T4">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O maior número é: " </text:span><text:span text:style-name="T4">+ </text:span><text:span text:style-name="T6">num1</text:span><text:span text:style-name="T4">);</text:span><text:line-break/><text:span text:style-name="T4"> <text:s text:c="7"/>} </text:span><text:span text:style-name="T8">else </text:span><text:span text:style-name="T4">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O maior número é: " </text:span><text:span text:style-name="T4">+ </text:span><text:span text:style-name="T6">num2</text:span><text:span text:style-name="T4">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sumTwoNumbers</text:span><text:span text:style-name="T4">() {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Digite o primeiro número: "</text:span><text:span text:style-name="T4">);</text:span><text:line-break/><text:span text:style-name="T4"> <text:s text:c="7"/></text:span><text:span text:style-name="T2">int </text:span><text:span text:style-name="T6">num1 </text:span><text:span text:style-name="T4">= </text:span><text:span text:style-name="T3">Questao01</text:span><text:span text:style-name="T4">.</text:span><text:span text:style-name="T7">readNumber</text:span><text:span text:style-name="T4">(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Digite o segundo número: "</text:span><text:span text:style-name="T4">);</text:span><text:line-break/><text:span text:style-name="T4"> <text:s text:c="7"/></text:span><text:span text:style-name="T2">int </text:span><text:span text:style-name="T6">num2 </text:span><text:span text:style-name="T4">= </text:span><text:span text:style-name="T3">Questao01</text:span><text:span text:style-name="T4">.</text:span><text:span text:style-name="T7">readNumber</text:span><text:span text:style-name="T4">(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Resultado: " </text:span><text:span text:style-name="T4">+ (</text:span><text:span text:style-name="T6">num1 </text:span><text:span text:style-name="T4">+ </text:span><text:span text:style-name="T6">num2</text:span><text:span text:style-name="T4">));</text:span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printMenu</text:span><text:span text:style-name="T4">() {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==================================="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1 - Somar dois números"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2 - O maior de dois números"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3 - Somar N números"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4 - Contador de pares de uma sequência"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0 - Sair"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==================================="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Opção: "</text:span><text:span text:style-name="T4">);</text:span><text:line-break/><text:span text:style-name="T4"> <text:s text:c="3"/>}</text:span><text:line-break/><text:line-break/><text:span text:style-name="T4"> <text:s text:c="3"/></text:span><text:span text:style-name="T2">public static </text:span><text:span text:style-name="T3">String </text:span><text:span text:style-name="T5">readLine</text:span><text:span text:style-name="T4">() {</text:span><text:line-break/><text:span text:style-name="T4"> <text:s text:c="7"/></text:span><text:span text:style-name="T8">try </text:span><text:span text:style-name="T4">{</text:span><text:line-break/><text:span text:style-name="T4"> <text:s text:c="11"/></text:span><text:span text:style-name="T3">InputStreamReader </text:span><text:span text:style-name="T6">isr </text:span><text:span text:style-name="T4">= </text:span><text:span text:style-name="T8">new </text:span><text:span text:style-name="T5">InputStreamReader</text:span><text:span text:style-name="T4">(</text:span><text:span text:style-name="T3">System</text:span><text:span text:style-name="T4">.</text:span><text:span text:style-name="T10">in</text:span><text:span text:style-name="T4">);</text:span><text:line-break/><text:span text:style-name="T4"> <text:s text:c="11"/></text:span><text:span text:style-name="T3">BufferedReader </text:span><text:span text:style-name="T6">br </text:span><text:span text:style-name="T4">= </text:span><text:span text:style-name="T8">new </text:span><text:span text:style-name="T5">BufferedReader</text:span><text:span text:style-name="T4">(</text:span><text:span text:style-name="T6">isr</text:span><text:span text:style-name="T4">);</text:span><text:line-break/><text:span text:style-name="T4"> <text:s text:c="11"/></text:span><text:span text:style-name="T8">return </text:span><text:span text:style-name="T6">br</text:span><text:span text:style-name="T4">.</text:span><text:span text:style-name="T5">readLine</text:span><text:span text:style-name="T4">();</text:span><text:line-break/><text:span text:style-name="T4"> <text:s text:c="7"/>} </text:span><text:span text:style-name="T8">catch </text:span><text:span text:style-name="T4">(</text:span><text:span text:style-name="T3">Exception </text:span><text:span text:style-name="T6">ex</text:span><text:span text:style-name="T4">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Números invalidos, digite novamente"</text:span><text:span text:style-name="T4">);</text:span><text:line-break/><text:span text:style-name="T4"> <text:s text:c="11"/></text:span><text:span text:style-name="T8">return </text:span><text:span text:style-name="T7">readLine</text:span><text:span text:style-name="T4">();</text:span><text:line-break/><text:span text:style-name="T4"> <text:s text:c="7"/>}</text:span><text:line-break/><text:span text:style-name="T4"> <text:s text:c="3"/>}</text:span><text:line-break/><text:span text:style-name="T4">}</text:span><text:line-break/><text:line-break/></text:p>
      <text:p text:style-name="P1"/>
      <text:p text:style-name="P1">Questão 03 - </text:p>
      <text:p text:style-name="P1"/>
      <text:p text:style-name="P2"><text:soft-page-break/><text:span text:style-name="T2">package </text:span><text:span text:style-name="T3">exercicios.Nivelamento</text:span><text:span text:style-name="T4">;</text:span><text:line-break/><text:line-break/><text:span text:style-name="T2">import </text:span><text:span text:style-name="T3">java.io.BufferedReader</text:span><text:span text:style-name="T4">;</text:span><text:line-break/><text:span text:style-name="T2">import </text:span><text:span text:style-name="T3">java.io.InputStreamReader</text:span><text:span text:style-name="T4">;</text:span><text:line-break/><text:line-break/><text:span text:style-name="T2">public class </text:span><text:span text:style-name="T3">Questao03 </text:span><text:span text:style-name="T4">{</text:span><text:line-break/><text:span text:style-name="T4"> <text:s text:c="3"/></text:span><text:span text:style-name="T2">public static void </text:span><text:span text:style-name="T5">main</text:span><text:span text:style-name="T4">(</text:span><text:span text:style-name="T3">String[] </text:span><text:span text:style-name="T6">args</text:span><text:span text:style-name="T4">) {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==================================="</text:span><text:span text:style-name="T4">);</text:span><text:line-break/><text:span text:style-name="T4"> <text:s text:c="7"/></text:span><text:span text:style-name="T2">double</text:span><text:span text:style-name="T3">[] </text:span><text:span text:style-name="T6">exercicios </text:span><text:span text:style-name="T4">= </text:span><text:span text:style-name="T8">new </text:span><text:span text:style-name="T2">double</text:span><text:span text:style-name="T4">[</text:span><text:span text:style-name="T9">4</text:span><text:span text:style-name="T4">];</text:span><text:line-break/><text:span text:style-name="T4"> <text:s text:c="7"/></text:span><text:span text:style-name="T2">double</text:span><text:span text:style-name="T3">[] </text:span><text:span text:style-name="T6">provas </text:span><text:span text:style-name="T4">= </text:span><text:span text:style-name="T8">new </text:span><text:span text:style-name="T2">double</text:span><text:span text:style-name="T4">[</text:span><text:span text:style-name="T9">2</text:span><text:span text:style-name="T4">];</text:span><text:line-break/><text:span text:style-name="T4"> <text:s text:c="7"/></text:span><text:span text:style-name="T2">double</text:span><text:span text:style-name="T3">[] </text:span><text:span text:style-name="T6">trabalhos </text:span><text:span text:style-name="T4">= </text:span><text:span text:style-name="T8">new </text:span><text:span text:style-name="T2">double</text:span><text:span text:style-name="T4">[</text:span><text:span text:style-name="T9">1</text:span><text:span text:style-name="T4">];</text:span><text:line-break/><text:line-break/><text:span text:style-name="T4"> <text:s text:c="7"/></text:span><text:span text:style-name="T7">extrairNotas</text:span><text:span text:style-name="T4">(</text:span><text:span text:style-name="T9">4</text:span><text:span text:style-name="T4">, </text:span><text:span text:style-name="T12">"Digite a nota do Exercício "</text:span><text:span text:style-name="T4">, </text:span><text:span text:style-name="T6">exercicios</text:span><text:span text:style-name="T4">, </text:span><text:span text:style-name="T9">100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==================================="</text:span><text:span text:style-name="T4">);</text:span><text:line-break/><text:span text:style-name="T4"> <text:s text:c="7"/></text:span><text:span text:style-name="T7">extrairNotas</text:span><text:span text:style-name="T4">(</text:span><text:span text:style-name="T9">2</text:span><text:span text:style-name="T4">, </text:span><text:span text:style-name="T12">"Digite a nota da Prova "</text:span><text:span text:style-name="T4">, </text:span><text:span text:style-name="T6">provas</text:span><text:span text:style-name="T4">, </text:span><text:span text:style-name="T9">100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==================================="</text:span><text:span text:style-name="T4">);</text:span><text:line-break/><text:span text:style-name="T4"> <text:s text:c="7"/></text:span><text:span text:style-name="T7">extrairNotas</text:span><text:span text:style-name="T4">(</text:span><text:span text:style-name="T9">1</text:span><text:span text:style-name="T4">, </text:span><text:span text:style-name="T12">"Digite a nota do Trabalho "</text:span><text:span text:style-name="T4">, </text:span><text:span text:style-name="T6">trabalhos</text:span><text:span text:style-name="T4">, </text:span><text:span text:style-name="T9">20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==================================="</text:span><text:span text:style-name="T4">);</text:span><text:line-break/><text:line-break/><text:span text:style-name="T4"> <text:s text:c="7"/></text:span><text:span text:style-name="T2">double </text:span><text:span text:style-name="T6">notaExercicio </text:span><text:span text:style-name="T4">= </text:span><text:span text:style-name="T7">getSomaTotal</text:span><text:span text:style-name="T4">(</text:span><text:span text:style-name="T6">exercicios</text:span><text:span text:style-name="T4">);</text:span><text:line-break/><text:span text:style-name="T4"> <text:s text:c="7"/></text:span><text:span text:style-name="T2">double </text:span><text:span text:style-name="T6">notaProva </text:span><text:span text:style-name="T4">= </text:span><text:span text:style-name="T7">getSomaTotal</text:span><text:span text:style-name="T4">(</text:span><text:span text:style-name="T6">provas</text:span><text:span text:style-name="T4">);</text:span><text:line-break/><text:span text:style-name="T4"> <text:s text:c="7"/></text:span><text:span text:style-name="T2">double </text:span><text:span text:style-name="T6">notaTrabalho </text:span><text:span text:style-name="T4">= </text:span><text:span text:style-name="T7">getSomaTotal</text:span><text:span text:style-name="T4">(</text:span><text:span text:style-name="T6">trabalhos</text:span><text:span text:style-name="T4">);</text:span><text:line-break/><text:line-break/><text:span text:style-name="T4"> <text:s text:c="7"/></text:span><text:span text:style-name="T2">double </text:span><text:span text:style-name="T6">notaGeral </text:span><text:span text:style-name="T4">= ((</text:span><text:span text:style-name="T6">notaExercicio </text:span><text:span text:style-name="T4">/ </text:span><text:span text:style-name="T9">4</text:span><text:span text:style-name="T4">) * </text:span><text:span text:style-name="T9">0.2</text:span><text:span text:style-name="T4">) + ((</text:span><text:span text:style-name="T6">notaProva </text:span><text:span text:style-name="T4">/ </text:span><text:span text:style-name="T9">2</text:span><text:span text:style-name="T4">) * </text:span><text:span text:style-name="T9">0.6</text:span><text:span text:style-name="T4">) + (</text:span><text:span text:style-name="T6">notaTrabalho </text:span><text:span text:style-name="T4">* </text:span><text:span text:style-name="T9">0.2</text:span><text:span text:style-name="T4">);</text:span><text:line-break/><text:span text:style-name="T4"> <text:s text:c="7"/></text:span><text:span text:style-name="T3">String </text:span><text:span text:style-name="T6">resultado </text:span><text:span text:style-name="T4">= </text:span><text:span text:style-name="T3">String</text:span><text:span text:style-name="T4">.</text:span><text:span text:style-name="T7">format</text:span><text:span text:style-name="T4">(</text:span><text:span text:style-name="T12">"%.2f"</text:span><text:span text:style-name="T4">, </text:span><text:span text:style-name="T6">notaGeral</text:span><text:span text:style-name="T4">);</text:span><text:line-break/><text:span text:style-name="T4"> <text:s text:c="7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Resultado: " </text:span><text:span text:style-name="T4">+ </text:span><text:span text:style-name="T6">resultado</text:span><text:span text:style-name="T4">);</text:span><text:line-break/><text:line-break/><text:span text:style-name="T4"> <text:s text:c="3"/>}</text:span><text:line-break/><text:line-break/><text:span text:style-name="T4"> <text:s text:c="3"/></text:span><text:span text:style-name="T2">private static void </text:span><text:span text:style-name="T5">extrairNotas</text:span><text:span text:style-name="T4">(</text:span><text:span text:style-name="T2">int </text:span><text:span text:style-name="T6">x</text:span><text:span text:style-name="T4">, </text:span><text:span text:style-name="T3">String </text:span><text:span text:style-name="T6">x1</text:span><text:span text:style-name="T4">, </text:span><text:span text:style-name="T2">double</text:span><text:span text:style-name="T3">[] </text:span><text:span text:style-name="T6">exercicios</text:span><text:span text:style-name="T4">, </text:span><text:span text:style-name="T2">int </text:span><text:span text:style-name="T6">total</text:span><text:span text:style-name="T4">) {</text:span><text:line-break/><text:span text:style-name="T4"> <text:s text:c="7"/></text:span><text:span text:style-name="T8">for 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6">x</text:span><text:span text:style-name="T4">; </text:span><text:span text:style-name="T6">i</text:span><text:span text:style-name="T4">++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6">x1 </text:span><text:span text:style-name="T4">+ (</text:span><text:span text:style-name="T6">i </text:span><text:span text:style-name="T4">+ </text:span><text:span text:style-name="T9">1</text:span><text:span text:style-name="T4">) + </text:span><text:span text:style-name="T12">":"</text:span><text:span text:style-name="T4">);</text:span><text:line-break/><text:span text:style-name="T4"> <text:s text:c="11"/></text:span><text:span text:style-name="T6">exercicios</text:span><text:span text:style-name="T4">[</text:span><text:span text:style-name="T6">i</text:span><text:span text:style-name="T4">] = </text:span><text:span text:style-name="T7">validateNotes</text:span><text:span text:style-name="T4">(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rivate static double </text:span><text:span text:style-name="T5">validateNotes</text:span><text:span text:style-name="T4">() {</text:span><text:line-break/><text:span text:style-name="T4"> <text:s text:c="7"/></text:span><text:span text:style-name="T2">double </text:span><text:span text:style-name="T6">valor </text:span><text:span text:style-name="T4">= </text:span><text:span text:style-name="T7">readDouble</text:span><text:span text:style-name="T4">();</text:span><text:line-break/><text:span text:style-name="T4"> <text:s text:c="7"/></text:span><text:span text:style-name="T8">if </text:span><text:span text:style-name="T4">(</text:span><text:span text:style-name="T6">valor </text:span><text:span text:style-name="T4">&gt; </text:span><text:span text:style-name="T9">100 </text:span><text:span text:style-name="T4">|| </text:span><text:span text:style-name="T6">valor </text:span><text:span text:style-name="T4">&lt; </text:span><text:span text:style-name="T9">0</text:span><text:span text:style-name="T4">) {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Nota inválidas!"</text:span><text:span text:style-name="T4">);</text:span><text:line-break/><text:span text:style-name="T4"> <text:s text:c="11"/></text:span><text:span text:style-name="T8">return </text:span><text:span text:style-name="T7">validateNotes</text:span><text:span text:style-name="T4">();</text:span><text:line-break/><text:span text:style-name="T4"> <text:s text:c="7"/>}</text:span><text:line-break/><text:span text:style-name="T4"> <text:s text:c="7"/></text:span><text:span text:style-name="T8">return </text:span><text:span text:style-name="T6">valor</text:span><text:span text:style-name="T4">;</text:span><text:line-break/><text:span text:style-name="T4"> <text:s text:c="3"/>}</text:span><text:line-break/><text:line-break/><text:span text:style-name="T4"> <text:s text:c="3"/></text:span><text:span text:style-name="T2">private static double </text:span><text:span text:style-name="T5">getSomaTotal</text:span><text:span text:style-name="T4">(</text:span><text:span text:style-name="T2">double</text:span><text:span text:style-name="T3">[] </text:span><text:span text:style-name="T6">exercicios</text:span><text:span text:style-name="T4">) {</text:span><text:line-break/><text:span text:style-name="T4"> <text:s text:c="7"/></text:span><text:span text:style-name="T2">double </text:span><text:span text:style-name="T6">somaTotal </text:span><text:span text:style-name="T4">= </text:span><text:span text:style-name="T9">0</text:span><text:span text:style-name="T4">;</text:span><text:line-break/><text:span text:style-name="T4"> <text:s text:c="7"/></text:span><text:span text:style-name="T8">for </text:span><text:span text:style-name="T4">(</text:span><text:span text:style-name="T2">double </text:span><text:span text:style-name="T6">exercicio </text:span><text:span text:style-name="T4">: </text:span><text:span text:style-name="T6">exercicios</text:span><text:span text:style-name="T4">) {</text:span><text:line-break/><text:span text:style-name="T4"> <text:s text:c="11"/></text:span><text:span text:style-name="T6">somaTotal </text:span><text:span text:style-name="T4">+= </text:span><text:span text:style-name="T6">exercicio</text:span><text:span text:style-name="T4">;</text:span><text:line-break/><text:span text:style-name="T4"> <text:s text:c="7"/>}</text:span><text:line-break/><text:span text:style-name="T4"> <text:s text:c="7"/></text:span><text:span text:style-name="T8">return </text:span><text:span text:style-name="T6">somaTotal</text:span><text:span text:style-name="T4">;</text:span><text:line-break/><text:span text:style-name="T4"> <text:s text:c="3"/>}</text:span><text:line-break/><text:line-break/><text:span text:style-name="T4"> <text:s text:c="3"/></text:span><text:span text:style-name="T2">public static double </text:span><text:span text:style-name="T5">readDouble</text:span><text:span text:style-name="T4">() {</text:span><text:line-break/><text:span text:style-name="T4"> <text:s text:c="7"/></text:span><text:span text:style-name="T8">try </text:span><text:span text:style-name="T4">{</text:span><text:line-break/><text:span text:style-name="T4"> <text:s text:c="11"/></text:span><text:span text:style-name="T3">InputStreamReader </text:span><text:span text:style-name="T6">isr </text:span><text:span text:style-name="T4">= </text:span><text:span text:style-name="T8">new </text:span><text:span text:style-name="T5">InputStreamReader</text:span><text:span text:style-name="T4">(</text:span><text:span text:style-name="T3">System</text:span><text:span text:style-name="T4">.</text:span><text:span text:style-name="T10">in</text:span><text:span text:style-name="T4">);</text:span><text:line-break/><text:span text:style-name="T4"> <text:s text:c="11"/></text:span><text:span text:style-name="T3">BufferedReader </text:span><text:span text:style-name="T6">br </text:span><text:span text:style-name="T4">= </text:span><text:span text:style-name="T8">new </text:span><text:span text:style-name="T5">BufferedReader</text:span><text:span text:style-name="T4">(</text:span><text:span text:style-name="T6">isr</text:span><text:span text:style-name="T4">);</text:span><text:line-break/><text:span text:style-name="T4"> <text:s text:c="11"/></text:span><text:span text:style-name="T8">return </text:span><text:span text:style-name="T3">Double</text:span><text:span text:style-name="T4">.</text:span><text:span text:style-name="T7">parseDouble</text:span><text:span text:style-name="T4">(</text:span><text:span text:style-name="T6">br</text:span><text:span text:style-name="T4">.</text:span><text:span text:style-name="T5">readLine</text:span><text:span text:style-name="T4">());</text:span><text:line-break/><text:span text:style-name="T4"> <text:s text:c="7"/>} </text:span><text:span text:style-name="T8">catch </text:span><text:span text:style-name="T4">(</text:span><text:span text:style-name="T3">Exception </text:span><text:span text:style-name="T6">ex</text:span><text:span text:style-name="T4">) {</text:span><text:line-break/><text:soft-pag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ln</text:span><text:span text:style-name="T4">(</text:span><text:span text:style-name="T12">"Número invalido, digite novamente"</text:span><text:span text:style-name="T4">);</text:span><text:line-break/><text:span text:style-name="T4"> <text:s text:c="11"/></text:span><text:span text:style-name="T8">return </text:span><text:span text:style-name="T7">readDouble</text:span><text:span text:style-name="T4">();</text:span><text:line-break/><text:span text:style-name="T4"> <text:s text:c="7"/>}</text:span><text:line-break/><text:span text:style-name="T4"> <text:s text:c="3"/>}</text:span><text:line-break/><text:span text:style-name="T4">}</text:span><text:line-break/></text:p>
      <text:p text:style-name="P1"/>
      <text:p text:style-name="P1">Questão 04 -</text:p>
      <text:p text:style-name="P1"/>
      <text:p text:style-name="P2"><text:span text:style-name="T2">package </text:span><text:span text:style-name="T3">exercicios.Nivelamento</text:span><text:span text:style-name="T4">;</text:span><text:line-break/><text:line-break/><text:span text:style-name="T2">public class </text:span><text:span text:style-name="T3">Questao04 </text:span><text:span text:style-name="T4">{</text:span><text:line-break/><text:span text:style-name="T4"> <text:s text:c="3"/></text:span><text:span text:style-name="T2">public static void </text:span><text:span text:style-name="T5">main</text:span><text:span text:style-name="T4">(</text:span><text:span text:style-name="T3">String[] </text:span><text:span text:style-name="T6">args</text:span><text:span text:style-name="T4">) {</text:span><text:line-break/><text:span text:style-name="T4"> <text:s text:c="7"/></text:span><text:span text:style-name="T3">String </text:span><text:span text:style-name="T6">entrada </text:span><text:span text:style-name="T4">= </text:span><text:span text:style-name="T3">Questao02</text:span><text:span text:style-name="T4">.</text:span><text:span text:style-name="T7">readLine</text:span><text:span text:style-name="T4">();</text:span><text:line-break/><text:span text:style-name="T4"> <text:s text:c="7"/></text:span><text:span text:style-name="T2">int </text:span><text:span text:style-name="T6">colunas </text:span><text:span text:style-name="T4">= </text:span><text:span text:style-name="T7">getColunas</text:span><text:span text:style-name="T4">(</text:span><text:span text:style-name="T6">entrada</text:span><text:span text:style-name="T4">);</text:span><text:line-break/><text:span text:style-name="T4"> <text:s text:c="7"/></text:span><text:span text:style-name="T2">char</text:span><text:span text:style-name="T3">[][] </text:span><text:span text:style-name="T6">matriz </text:span><text:span text:style-name="T4">= </text:span><text:span text:style-name="T8">new </text:span><text:span text:style-name="T2">char</text:span><text:span text:style-name="T4">[</text:span><text:span text:style-name="T6">colunas</text:span><text:span text:style-name="T4">][</text:span><text:span text:style-name="T9">5</text:span><text:span text:style-name="T4">];</text:span><text:line-break/><text:line-break/><text:span text:style-name="T4"> <text:s text:c="7"/></text:span><text:span text:style-name="T7">populateMatriz</text:span><text:span text:style-name="T4">(</text:span><text:span text:style-name="T6">colunas</text:span><text:span text:style-name="T4">, </text:span><text:span text:style-name="T6">matriz</text:span><text:span text:style-name="T4">, </text:span><text:span text:style-name="T6">entrada</text:span><text:span text:style-name="T4">);</text:span><text:line-break/><text:span text:style-name="T4"> <text:s text:c="7"/></text:span><text:span text:style-name="T7">printMatriz</text:span><text:span text:style-name="T4">(</text:span><text:span text:style-name="T6">colunas</text:span><text:span text:style-name="T4">, </text:span><text:span text:style-name="T6">matriz</text:span><text:span text:style-name="T4">);</text:span><text:line-break/><text:line-break/><text:span text:style-name="T4"> <text:s text:c="3"/>}</text:span><text:line-break/><text:line-break/><text:span text:style-name="T4"> <text:s text:c="3"/></text:span><text:span text:style-name="T2">public static void </text:span><text:span text:style-name="T5">printMatriz</text:span><text:span text:style-name="T4">(</text:span><text:span text:style-name="T2">int </text:span><text:span text:style-name="T6">colunas</text:span><text:span text:style-name="T4">, </text:span><text:span text:style-name="T2">char</text:span><text:span text:style-name="T3">[][] </text:span><text:span text:style-name="T6">matriz</text:span><text:span text:style-name="T4">) {</text:span><text:line-break/><text:span text:style-name="T4"> <text:s text:c="7"/></text:span><text:span text:style-name="T8">for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9">5</text:span><text:span text:style-name="T4">; </text:span><text:span text:style-name="T6">i</text:span><text:span text:style-name="T4">++) {</text:span><text:line-break/><text:span text:style-name="T4"> <text:s text:c="11"/></text:span><text:span text:style-name="T8">for</text:span><text:span text:style-name="T4">(</text:span><text:span text:style-name="T2">int </text:span><text:span text:style-name="T6">j </text:span><text:span text:style-name="T4">= </text:span><text:span text:style-name="T9">0</text:span><text:span text:style-name="T4">; </text:span><text:span text:style-name="T6">j </text:span><text:span text:style-name="T4">&lt; </text:span><text:span text:style-name="T6">colunas</text:span><text:span text:style-name="T4">; </text:span><text:span text:style-name="T6">j</text:span><text:span text:style-name="T4">++) {</text:span><text:line-break/><text:span text:style-name="T4"> <text:s text:c="15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6">matriz</text:span><text:span text:style-name="T4">[</text:span><text:span text:style-name="T6">j</text:span><text:span text:style-name="T4">][</text:span><text:span text:style-name="T6">i</text:span><text:span text:style-name="T4">]);</text:span><text:line-break/><text:span text:style-name="T4"> <text:s text:c="11"/>}</text:span><text:line-break/><text:span text:style-name="T4"> <text:s text:c="11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12">"*"</text:span><text:span text:style-name="T4">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ublic static void </text:span><text:span text:style-name="T5">populateMatriz</text:span><text:span text:style-name="T4">(</text:span><text:span text:style-name="T2">int </text:span><text:span text:style-name="T6">colunas</text:span><text:span text:style-name="T4">, </text:span><text:span text:style-name="T2">char</text:span><text:span text:style-name="T3">[][] </text:span><text:span text:style-name="T6">matriz</text:span><text:span text:style-name="T4">, </text:span><text:span text:style-name="T3">String </text:span><text:span text:style-name="T6">entrada</text:span><text:span text:style-name="T4">) {</text:span><text:line-break/><text:span text:style-name="T4"> <text:s text:c="7"/></text:span><text:span text:style-name="T2">int </text:span><text:span text:style-name="T6">posicao </text:span><text:span text:style-name="T4">= </text:span><text:span text:style-name="T9">0</text:span><text:span text:style-name="T4">;</text:span><text:line-break/><text:span text:style-name="T4"> <text:s text:c="7"/></text:span><text:span text:style-name="T8">for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6">colunas</text:span><text:span text:style-name="T4">; </text:span><text:span text:style-name="T6">i</text:span><text:span text:style-name="T4">++) {</text:span><text:line-break/><text:span text:style-name="T4"> <text:s text:c="11"/></text:span><text:span text:style-name="T8">for</text:span><text:span text:style-name="T4">(</text:span><text:span text:style-name="T2">int </text:span><text:span text:style-name="T6">j </text:span><text:span text:style-name="T4">= </text:span><text:span text:style-name="T9">0</text:span><text:span text:style-name="T4">; </text:span><text:span text:style-name="T6">j </text:span><text:span text:style-name="T4">&lt; </text:span><text:span text:style-name="T9">5</text:span><text:span text:style-name="T4">; </text:span><text:span text:style-name="T6">j</text:span><text:span text:style-name="T4">++) {</text:span><text:line-break/><text:span text:style-name="T4"> <text:s text:c="15"/></text:span><text:span text:style-name="T6">matriz</text:span><text:span text:style-name="T4">[</text:span><text:span text:style-name="T6">i</text:span><text:span text:style-name="T4">][</text:span><text:span text:style-name="T6">j</text:span><text:span text:style-name="T4">] = </text:span><text:span text:style-name="T7">getChar</text:span><text:span text:style-name="T4">(</text:span><text:span text:style-name="T6">entrada</text:span><text:span text:style-name="T4">, </text:span><text:span text:style-name="T6">posicao</text:span><text:span text:style-name="T4">);</text:span><text:line-break/><text:span text:style-name="T4"> <text:s text:c="15"/></text:span><text:span text:style-name="T6">posicao</text:span><text:span text:style-name="T4">++;</text:span><text:line-break/><text:span text:style-name="T4"> <text:s text:c="11"/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ublic static int </text:span><text:span text:style-name="T5">getColunas</text:span><text:span text:style-name="T4">(</text:span><text:span text:style-name="T3">String </text:span><text:span text:style-name="T6">entrada</text:span><text:span text:style-name="T4">) {</text:span><text:line-break/><text:span text:style-name="T4"> <text:s text:c="7"/></text:span><text:span text:style-name="T2">int </text:span><text:span text:style-name="T6">colunas</text:span><text:span text:style-name="T4">;</text:span><text:line-break/><text:span text:style-name="T4"> <text:s text:c="7"/></text:span><text:span text:style-name="T8">if</text:span><text:span text:style-name="T4">(</text:span><text:span text:style-name="T6">entrada</text:span><text:span text:style-name="T4">.</text:span><text:span text:style-name="T5">length</text:span><text:span text:style-name="T4">() % </text:span><text:span text:style-name="T9">5 </text:span><text:span text:style-name="T4">== </text:span><text:span text:style-name="T9">0</text:span><text:span text:style-name="T4">) {</text:span><text:line-break/><text:span text:style-name="T4"> <text:s text:c="11"/></text:span><text:span text:style-name="T6">colunas </text:span><text:span text:style-name="T4">= </text:span><text:span text:style-name="T6">entrada</text:span><text:span text:style-name="T4">.</text:span><text:span text:style-name="T5">length</text:span><text:span text:style-name="T4">()/</text:span><text:span text:style-name="T9">5</text:span><text:span text:style-name="T4">;</text:span><text:line-break/><text:span text:style-name="T4"> <text:s text:c="7"/>} </text:span><text:span text:style-name="T8">else </text:span><text:span text:style-name="T4">{</text:span><text:line-break/><text:span text:style-name="T4"> <text:s text:c="11"/></text:span><text:span text:style-name="T6">colunas </text:span><text:span text:style-name="T4">= </text:span><text:span text:style-name="T6">entrada</text:span><text:span text:style-name="T4">.</text:span><text:span text:style-name="T5">length</text:span><text:span text:style-name="T4">()/</text:span><text:span text:style-name="T9">5</text:span><text:span text:style-name="T4">+</text:span><text:span text:style-name="T9">1</text:span><text:span text:style-name="T4">;</text:span><text:line-break/><text:span text:style-name="T4"> <text:s text:c="7"/>}</text:span><text:line-break/><text:span text:style-name="T4"> <text:s text:c="7"/></text:span><text:span text:style-name="T8">return </text:span><text:span text:style-name="T6">colunas</text:span><text:span text:style-name="T4">;</text:span><text:line-break/><text:span text:style-name="T4"> <text:s text:c="3"/>}</text:span><text:line-break/><text:line-break/><text:span text:style-name="T4"> <text:s text:c="3"/></text:span><text:span text:style-name="T2">public static char </text:span><text:span text:style-name="T5">getChar</text:span><text:span text:style-name="T4">(</text:span><text:span text:style-name="T3">String </text:span><text:span text:style-name="T6">entrada</text:span><text:span text:style-name="T4">, </text:span><text:span text:style-name="T2">int </text:span><text:span text:style-name="T6">i</text:span><text:span text:style-name="T4">) {</text:span><text:line-break/><text:span text:style-name="T4"> <text:s text:c="7"/></text:span><text:span text:style-name="T8">try </text:span><text:span text:style-name="T4">{</text:span><text:line-break/><text:span text:style-name="T4"> <text:s text:c="10"/></text:span><text:span text:style-name="T8">return </text:span><text:span text:style-name="T6">entrada</text:span><text:span text:style-name="T4">.</text:span><text:span text:style-name="T5">charAt</text:span><text:span text:style-name="T4">(</text:span><text:span text:style-name="T6">i</text:span><text:span text:style-name="T4">);</text:span><text:line-break/><text:span text:style-name="T4"> <text:s text:c="7"/>}</text:span><text:span text:style-name="T8">catch </text:span><text:span text:style-name="T4">(</text:span><text:span text:style-name="T3">Exception </text:span><text:span text:style-name="T6">e</text:span><text:span text:style-name="T4">) {</text:span><text:line-break/><text:span text:style-name="T4"> <text:s text:c="11"/></text:span><text:span text:style-name="T8">return </text:span><text:span text:style-name="T12">' '</text:span><text:span text:style-name="T4">;</text:span><text:line-break/><text:span text:style-name="T4"> <text:s text:c="7"/>}</text:span><text:line-break/><text:span text:style-name="T4"> <text:s text:c="3"/>}</text:span><text:line-break/><text:span text:style-name="T4">}</text:span><text:line-break/></text:p>
      <text:p text:style-name="P1"><text:soft-page-break/>Questão 05 -</text:p>
      <text:p text:style-name="P1"/>
      <text:p text:style-name="P2"><text:span text:style-name="T2">package </text:span><text:span text:style-name="T3">exercicios.Nivelamento</text:span><text:span text:style-name="T4">;</text:span><text:line-break/><text:line-break/><text:span text:style-name="T2">import </text:span><text:span text:style-name="T3">java.util.Arrays</text:span><text:span text:style-name="T4">;</text:span><text:line-break/><text:line-break/><text:span text:style-name="T2">import static </text:span><text:span text:style-name="T3">exercicios.Nivelamento.Questao04</text:span><text:span text:style-name="T4">.*;</text:span><text:line-break/><text:line-break/><text:span text:style-name="T2">public class </text:span><text:span text:style-name="T3">Questao05 </text:span><text:span text:style-name="T4">{</text:span><text:line-break/><text:line-break/><text:span text:style-name="T4"> <text:s text:c="3"/></text:span><text:span text:style-name="T2">public static void </text:span><text:span text:style-name="T5">main</text:span><text:span text:style-name="T4">(</text:span><text:span text:style-name="T3">String[] </text:span><text:span text:style-name="T6">args</text:span><text:span text:style-name="T4">) {</text:span><text:line-break/><text:span text:style-name="T4"> <text:s text:c="7"/></text:span><text:span text:style-name="T3">String </text:span><text:span text:style-name="T6">entrada </text:span><text:span text:style-name="T4">= </text:span><text:span text:style-name="T3">Questao02</text:span><text:span text:style-name="T4">.</text:span><text:span text:style-name="T7">readLine</text:span><text:span text:style-name="T4">();</text:span><text:line-break/><text:span text:style-name="T4"> <text:s text:c="7"/></text:span><text:span text:style-name="T2">int </text:span><text:span text:style-name="T6">colunas </text:span><text:span text:style-name="T4">= </text:span><text:span text:style-name="T7">getColunas</text:span><text:span text:style-name="T4">(</text:span><text:span text:style-name="T6">entrada</text:span><text:span text:style-name="T4">);</text:span><text:line-break/><text:span text:style-name="T4"> <text:s text:c="7"/></text:span><text:span text:style-name="T2">char</text:span><text:span text:style-name="T3">[][] </text:span><text:span text:style-name="T6">matriz </text:span><text:span text:style-name="T4">= </text:span><text:span text:style-name="T7">createMatriz</text:span><text:span text:style-name="T4">(</text:span><text:span text:style-name="T6">colunas</text:span><text:span text:style-name="T4">);</text:span><text:line-break/><text:line-break/><text:span text:style-name="T4"> <text:s text:c="7"/></text:span><text:span text:style-name="T7">populateMatrizInvertida</text:span><text:span text:style-name="T4">(</text:span><text:span text:style-name="T6">colunas</text:span><text:span text:style-name="T4">, </text:span><text:span text:style-name="T6">matriz</text:span><text:span text:style-name="T4">, </text:span><text:span text:style-name="T6">entrada</text:span><text:span text:style-name="T4">);</text:span><text:line-break/><text:line-break/><text:span text:style-name="T4"> <text:s text:c="7"/></text:span><text:span text:style-name="T8">for 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6">colunas</text:span><text:span text:style-name="T4">; </text:span><text:span text:style-name="T6">i</text:span><text:span text:style-name="T4">++) {</text:span><text:line-break/><text:span text:style-name="T4"> <text:s text:c="11"/></text:span><text:span text:style-name="T8">for </text:span><text:span text:style-name="T4">(</text:span><text:span text:style-name="T2">int </text:span><text:span text:style-name="T6">j </text:span><text:span text:style-name="T4">= </text:span><text:span text:style-name="T9">0</text:span><text:span text:style-name="T4">; </text:span><text:span text:style-name="T6">j </text:span><text:span text:style-name="T4">&lt; </text:span><text:span text:style-name="T9">5</text:span><text:span text:style-name="T4">; </text:span><text:span text:style-name="T6">j</text:span><text:span text:style-name="T4">++) {</text:span><text:line-break/><text:span text:style-name="T4"> <text:s text:c="15"/></text:span><text:span text:style-name="T3">System</text:span><text:span text:style-name="T4">.</text:span><text:span text:style-name="T10">out</text:span><text:span text:style-name="T4">.</text:span><text:span text:style-name="T5">print</text:span><text:span text:style-name="T4">(</text:span><text:span text:style-name="T6">matriz</text:span><text:span text:style-name="T4">[</text:span><text:span text:style-name="T6">i</text:span><text:span text:style-name="T4">][</text:span><text:span text:style-name="T6">j</text:span><text:span text:style-name="T4">]);</text:span><text:line-break/><text:span text:style-name="T4"> <text:s text:c="11"/>}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2">private static char</text:span><text:span text:style-name="T3">[][] </text:span><text:span text:style-name="T5">createMatriz</text:span><text:span text:style-name="T4">(</text:span><text:span text:style-name="T2">int </text:span><text:span text:style-name="T6">colunas</text:span><text:span text:style-name="T4">) {</text:span><text:line-break/><text:span text:style-name="T4"> <text:s text:c="7"/></text:span><text:span text:style-name="T2">char</text:span><text:span text:style-name="T3">[][] </text:span><text:span text:style-name="T6">matriz </text:span><text:span text:style-name="T4">= </text:span><text:span text:style-name="T8">new </text:span><text:span text:style-name="T2">char</text:span><text:span text:style-name="T4">[</text:span><text:span text:style-name="T6">colunas</text:span><text:span text:style-name="T4">][</text:span><text:span text:style-name="T9">5</text:span><text:span text:style-name="T4">];</text:span><text:line-break/><text:span text:style-name="T4"> <text:s text:c="7"/></text:span><text:span text:style-name="T3">Arrays</text:span><text:span text:style-name="T4">.</text:span><text:span text:style-name="T7">stream</text:span><text:span text:style-name="T4">(</text:span><text:span text:style-name="T6">matriz</text:span><text:span text:style-name="T4">).</text:span><text:span text:style-name="T5">forEach</text:span><text:span text:style-name="T4">(</text:span><text:span text:style-name="T6">c </text:span><text:span text:style-name="T4">-&gt; </text:span><text:span text:style-name="T3">Arrays</text:span><text:span text:style-name="T4">.</text:span><text:span text:style-name="T7">fill</text:span><text:span text:style-name="T4">(</text:span><text:span text:style-name="T6">c</text:span><text:span text:style-name="T4">, </text:span><text:span text:style-name="T12">' '</text:span><text:span text:style-name="T4">));</text:span><text:line-break/><text:span text:style-name="T4"> <text:s text:c="7"/></text:span><text:span text:style-name="T8">return </text:span><text:span text:style-name="T6">matriz</text:span><text:span text:style-name="T4">;</text:span><text:line-break/><text:span text:style-name="T4"> <text:s text:c="3"/>}</text:span><text:line-break/><text:line-break/><text:line-break/><text:span text:style-name="T4"> <text:s text:c="3"/></text:span><text:span text:style-name="T2">public static void </text:span><text:span text:style-name="T5">populateMatrizInvertida</text:span><text:span text:style-name="T4">(</text:span><text:span text:style-name="T2">int </text:span><text:span text:style-name="T6">colunas</text:span><text:span text:style-name="T4">, </text:span><text:span text:style-name="T2">char</text:span><text:span text:style-name="T3">[][] </text:span><text:span text:style-name="T6">matriz</text:span><text:span text:style-name="T4">, </text:span><text:span text:style-name="T3">String </text:span><text:span text:style-name="T6">entrada</text:span><text:span text:style-name="T4">) {</text:span><text:line-break/><text:span text:style-name="T4"> <text:s text:c="7"/></text:span><text:span text:style-name="T2">int </text:span><text:span text:style-name="T6">posicao </text:span><text:span text:style-name="T4">= </text:span><text:span text:style-name="T9">0</text:span><text:span text:style-name="T4">;</text:span><text:line-break/><text:span text:style-name="T4"> <text:s text:c="7"/></text:span><text:span text:style-name="T8">for</text:span><text:span text:style-name="T4">(</text:span><text:span text:style-name="T2">int </text:span><text:span text:style-name="T6">i </text:span><text:span text:style-name="T4">= </text:span><text:span text:style-name="T9">0</text:span><text:span text:style-name="T4">; </text:span><text:span text:style-name="T6">i </text:span><text:span text:style-name="T4">&lt; </text:span><text:span text:style-name="T9">5</text:span><text:span text:style-name="T4">; </text:span><text:span text:style-name="T6">i</text:span><text:span text:style-name="T4">++) {</text:span><text:line-break/><text:span text:style-name="T4"> <text:s text:c="11"/></text:span><text:span text:style-name="T8">for</text:span><text:span text:style-name="T4">(</text:span><text:span text:style-name="T2">int </text:span><text:span text:style-name="T6">j </text:span><text:span text:style-name="T4">= </text:span><text:span text:style-name="T9">0</text:span><text:span text:style-name="T4">; </text:span><text:span text:style-name="T6">j </text:span><text:span text:style-name="T4">&lt; </text:span><text:span text:style-name="T6">colunas</text:span><text:span text:style-name="T4">; </text:span><text:span text:style-name="T6">j</text:span><text:span text:style-name="T4">++) {</text:span><text:line-break/><text:span text:style-name="T4"> <text:s text:c="15"/></text:span><text:span text:style-name="T8">if </text:span><text:span text:style-name="T4">(</text:span><text:span text:style-name="T6">entrada</text:span><text:span text:style-name="T4">.</text:span><text:span text:style-name="T5">charAt</text:span><text:span text:style-name="T4">(</text:span><text:span text:style-name="T6">posicao</text:span><text:span text:style-name="T4">) == </text:span><text:span text:style-name="T12">'*'</text:span><text:span text:style-name="T4">) {</text:span><text:line-break/><text:span text:style-name="T4"> <text:s text:c="19"/></text:span><text:span text:style-name="T6">j </text:span><text:span text:style-name="T4">= </text:span><text:span text:style-name="T6">colunas</text:span><text:span text:style-name="T4">;</text:span><text:line-break/><text:span text:style-name="T4"> <text:s text:c="15"/>} </text:span><text:span text:style-name="T8">else </text:span><text:span text:style-name="T4">{</text:span><text:line-break/><text:span text:style-name="T4"> <text:s text:c="19"/></text:span><text:span text:style-name="T6">matriz</text:span><text:span text:style-name="T4">[</text:span><text:span text:style-name="T6">j</text:span><text:span text:style-name="T4">][</text:span><text:span text:style-name="T6">i</text:span><text:span text:style-name="T4">] = </text:span><text:span text:style-name="T6">entrada</text:span><text:span text:style-name="T4">.</text:span><text:span text:style-name="T5">charAt</text:span><text:span text:style-name="T4">(</text:span><text:span text:style-name="T6">posicao</text:span><text:span text:style-name="T4">);</text:span><text:line-break/><text:span text:style-name="T4"> <text:s text:c="15"/>}</text:span><text:line-break/><text:span text:style-name="T4"> <text:s text:c="15"/></text:span><text:span text:style-name="T6">posicao</text:span><text:span text:style-name="T4">++;</text:span><text:line-break/><text:span text:style-name="T4"> <text:s text:c="11"/>}</text:span><text:line-break/><text:span text:style-name="T4"> <text:s text:c="7"/>}</text:span><text:line-break/><text:span text:style-name="T4"> <text:s text:c="3"/>}</text:span><text:line-break/><text:line-break/><text:line-break/><text:span text:style-name="T4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14:33.964143101</meta:creation-date>
    <dc:date>2025-02-12T19:18:13.402418873</dc:date>
    <meta:editing-duration>PT3M40S</meta:editing-duration>
    <meta:editing-cycles>1</meta:editing-cycles>
    <meta:document-statistic meta:table-count="0" meta:image-count="0" meta:object-count="0" meta:page-count="6" meta:paragraph-count="11" meta:word-count="1019" meta:character-count="10310" meta:non-whitespace-character-count="6981"/>
    <meta:generator>LibreOffice/7.3.7.2$Linux_X86_64 LibreOffice_project/30$Build-2</meta:generator>
  </office:meta>
</office:document-meta>
</file>